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3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99cm"/>
    </style:style>
    <style:style style:name="co29" style:family="table-column">
      <style:table-column-properties fo:break-before="auto" style:column-width="3.175cm"/>
    </style:style>
    <style:style style:name="co34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5" style:family="table" style:master-page-name="PageStyle_5f_Ben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5" style:family="table" style:master-page-name="PageStyle_5f_Tyler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7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8356000">
            <text:p>108,356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1" table:default-cell-style-name="ce26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E Lack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694500">
            <text:p>68,694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381500">
            <text:p>110,38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2" table:default-cell-style-name="ce1"/>
        <table:table-column table:style-name="co34" table:default-cell-style-name="ce1"/>
        <table:table-column table:style-name="co28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476000">
            <text:p>68,476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4809000">
            <text:p>114,80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5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30" table:default-cell-style-name="ce7"/>
        <table:table-column table:style-name="co1" table:default-cell-style-name="ce1"/>
        <table:table-column table:style-name="co1" table:default-cell-style-name="ce5"/>
        <table:table-column table:style-name="co31" table:default-cell-style-name="ce5"/>
        <table:table-column table:style-name="co33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93467000">
            <text:p>93,4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4" table:print="false">
        <office:forms form:automatic-focus="false" form:apply-design-mode="false"/>
        <table:table-column table:style-name="co1" table:default-cell-style-name="ce1"/>
        <table:table-column table:style-name="co36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9235000">
            <text:p>69,23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0">
            <text:p>Err:522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5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3061333">
            <text:p>93,061,333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5" table:default-cell-style-name="ce26"/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D Brassard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380000">
            <text:p>56,38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5610000">
            <text:p>105,61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2015-03-23</text:date>, <text:time>22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23T22:47:16</dc:date>
    <dc:creator>Ben Miller</dc:creator>
    <meta:editing-duration>P75DT9H44M25S</meta:editing-duration>
    <meta:editing-cycles>152</meta:editing-cycles>
    <meta:document-statistic meta:table-count="10" meta:cell-count="2062" meta:object-count="0"/>
  </office:meta>
</office:document-meta>
</file>